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3.8813in" table:align="left"/>
    </style:style>
    <style:style style:name="Table1.A" style:family="table-column">
      <style:table-column-properties style:column-width="1.6389in"/>
    </style:style>
    <style:style style:name="Table1.B" style:family="table-column">
      <style:table-column-properties style:column-width="2.242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0868in" table:align="left"/>
    </style:style>
    <style:style style:name="Table2.A" style:family="table-column">
      <style:table-column-properties style:column-width="1.2882in"/>
    </style:style>
    <style:style style:name="Table2.B" style:family="table-column">
      <style:table-column-properties style:column-width="1.5194in"/>
    </style:style>
    <style:style style:name="Table2.C" style:family="table-column">
      <style:table-column-properties style:column-width="2.5924in"/>
    </style:style>
    <style:style style:name="Table2.D" style:family="table-column">
      <style:table-column-properties style:column-width="1.686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459in" table:align="left"/>
    </style:style>
    <style:style style:name="Table3.A" style:family="table-column">
      <style:table-column-properties style:column-width="1.2875in"/>
    </style:style>
    <style:style style:name="Table3.B" style:family="table-column">
      <style:table-column-properties style:column-width="1.0313in"/>
    </style:style>
    <style:style style:name="Table3.C" style:family="table-column">
      <style:table-column-properties style:column-width="3.140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6403in" table:align="left"/>
    </style:style>
    <style:style style:name="Table4.A" style:family="table-column">
      <style:table-column-properties style:column-width="1.8889in"/>
    </style:style>
    <style:style style:name="Table4.B" style:family="table-column">
      <style:table-column-properties style:column-width="2.7514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>
      <style:paragraph-properties fo:margin-left="0.2083in" fo:margin-right="0.2083in" fo:margin-top="0.2083in" fo:margin-bottom="0.2083in" style:contextual-spacing="false" fo:text-align="center" style:justify-single-word="false" fo:text-indent="0in" style:auto-text-indent="false"/>
    </style:style>
    <style:style style:name="P9" style:family="paragraph" style:parent-style-name="Text_20_body">
      <style:paragraph-properties fo:text-indent="0in" style:auto-text-indent="false"/>
    </style:style>
    <style:style style:name="P10" style:family="paragraph" style:parent-style-name="Preformatted_20_Text">
      <style:paragraph-properties fo:margin-top="0.4165in" fo:margin-bottom="0.1965in" style:contextual-spacing="false"/>
    </style:style>
    <style:style style:name="P11" style:family="paragraph" style:parent-style-name="Preformatted_20_Text">
      <style:paragraph-properties fo:margin-left="0.5728in" fo:margin-right="0.5728in" fo:margin-top="0.1563in" fo:margin-bottom="0.1563in" style:contextual-spacing="false" fo:text-indent="0in" style:auto-text-indent="false"/>
      <style:text-properties fo:background-color="#e8f6f3" loext:padding-left="0.1563in" loext:padding-right="0in" loext:padding-top="0in" loext:padding-bottom="0in" loext:border-left="3pt solid #1abc9c" loext:border-right="none" loext:border-top="none" loext:border-bottom="none"/>
    </style:style>
    <style:style style:name="P12" style:family="paragraph" style:parent-style-name="Heading_20_3">
      <style:paragraph-properties fo:text-indent="0in" style:auto-text-indent="false"/>
    </style:style>
    <style:style style:name="P13" style:family="paragraph" style:parent-style-name="Heading_20_2">
      <style:paragraph-properties fo:text-indent="0in" style:auto-text-indent="false"/>
    </style:style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6"/>
    <style:style style:name="T1" style:family="text">
      <style:text-properties fo:color="#7f8c8d" loext:opacity="100%" fo:background-color="#f9f9f9" loext:char-shading-value="0" loext:padding="0.4165in" loext:border="1.5pt dashed #bdc3c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PORAN APLIKASI FLOOD WARNING</text:p>
      <text:h text:style-name="Heading_20_2" text:outline-level="2">Informasi Proyek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Item</text:p>
          </table:table-cell>
          <table:table-cell table:style-name="Table1.A1" office:value-type="string">
            <text:p text:style-name="Table_20_Heading">Detai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ama Aplikasi</text:span></text:p>
          </table:table-cell>
          <table:table-cell table:style-name="Table1.A1" office:value-type="string">
            <text:p text:style-name="Table_20_Contents">Flood Warn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atform</text:span></text:p>
          </table:table-cell>
          <table:table-cell table:style-name="Table1.A1" office:value-type="string">
            <text:p text:style-name="Table_20_Contents">Flutter (Cross-platform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abase</text:span></text:p>
          </table:table-cell>
          <table:table-cell table:style-name="Table1.A1" office:value-type="string">
            <text:p text:style-name="Table_20_Contents">MariaDB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anggal</text:span></text:p>
          </table:table-cell>
          <table:table-cell table:style-name="Table1.A1" office:value-type="string">
            <text:p text:style-name="Table_20_Contents">31 Maret 2026</text:p>
          </table:table-cell>
        </table:table-row>
      </table:table>
      <text:h text:style-name="Heading_20_2" text:outline-level="2">1. Deskripsi Aplikasi</text:h>
      <text:p text:style-name="Text_20_body">Aplikasi <text:span text:style-name="Strong_20_Emphasis">Flood Warning</text:span> adalah aplikasi berbasis Flutter yang menyediakan sistem autentikasi pengguna menggunakan JWT Token dengan penyimpanan data pada database MariaDB. Aplikasi ini memungkinkan pengguna untuk melakukan registrasi dan login secara aman.</text:p>
      <text:h text:style-name="Heading_20_2" text:outline-level="2">2. Fitur Utama</text:h>
      <text:h text:style-name="Heading_20_3" text:outline-level="3">2.1 Halaman Login</text:h>
      <text:list text:style-name="L1">
        <text:list-item>
          <text:p text:style-name="P2">Form input email dan password </text:p>
        </text:list-item>
        <text:list-item>
          <text:p text:style-name="P2">Validasi input (email format, password minimal 6 karakter) </text:p>
        </text:list-item>
        <text:list-item>
          <text:p text:style-name="P2">Toggle visibility password </text:p>
        </text:list-item>
        <text:list-item>
          <text:p text:style-name="P2">Loading indicator saat proses login </text:p>
        </text:list-item>
        <text:list-item>
          <text:p text:style-name="P2">Navigasi ke halaman registrasi </text:p>
        </text:list-item>
        <text:list-item>
          <text:p text:style-name="P2">Autentikasi dengan database MariaDB </text:p>
        </text:list-item>
        <text:list-item>
          <text:p text:style-name="P3">Generate JWT Token setelah login berhasil </text:p>
        </text:list-item>
      </text:list>
      <text:h text:style-name="Heading_20_3" text:outline-level="3">2.2 Halaman Register</text:h>
      <text:list text:style-name="L2">
        <text:list-item>
          <text:p text:style-name="P4">Form input nama lengkap, email, dan password </text:p>
        </text:list-item>
        <text:list-item>
          <text:p text:style-name="P4">Konfirmasi password </text:p>
        </text:list-item>
        <text:list-item>
          <text:p text:style-name="P4">Validasi semua field </text:p>
        </text:list-item>
        <text:list-item>
          <text:p text:style-name="P4">Pengecekan email unik (tidak boleh duplikat) </text:p>
        </text:list-item>
        <text:list-item>
          <text:p text:style-name="P4">Password di-hash menggunakan SHA256 sebelum disimpan </text:p>
        </text:list-item>
        <text:list-item>
          <text:p text:style-name="P5">Notifikasi sukses/gagal </text:p>
        </text:list-item>
      </text:list>
      <text:h text:style-name="Heading_20_3" text:outline-level="3">2.3 Halaman Home</text:h>
      <text:list text:style-name="L3">
        <text:list-item>
          <text:p text:style-name="P6">Menampilkan informasi user yang login (nama, email) </text:p>
        </text:list-item>
        <text:list-item>
          <text:p text:style-name="P6">Menampilkan JWT Token yang di-generate </text:p>
        </text:list-item>
        <text:list-item>
          <text:p text:style-name="P6">Tombol logout dengan konfirmasi dialog </text:p>
        </text:list-item>
        <text:list-item>
          <text:p text:style-name="P7">Welcome card dengan avatar </text:p>
        </text:list-item>
      </text:list>
      <text:h text:style-name="Heading_20_2" text:outline-level="2">3. Screenshot Aplikasi</text:h>
      <text:h text:style-name="Heading_20_3" text:outline-level="3">3.1 Halaman Login</text:h>
      <text:p text:style-name="P8"><text:span text:style-name="Strong_20_Emphasis"><text:span text:style-name="T1">[SCREENSHOT HALAMAN LOGIN]</text:span></text:span></text:p>
      <text:p text:style-name="P8"><text:span text:style-name="Emphasis"><text:span text:style-name="T1">Sisipkan screenshot halaman login di sini</text:span></text:span></text:p>
      <text:p text:style-name="P9"><text:span text:style-name="Strong_20_Emphasis">Deskripsi:</text:span> Input field untuk email dan password, tombol login dengan loading state, link navigasi ke halaman registrasi.</text:p>
      <text:h text:style-name="Heading_20_3" text:outline-level="3">3.2 Halaman Register</text:h>
      <text:p text:style-name="P8"><text:span text:style-name="Strong_20_Emphasis"><text:span text:style-name="T1">[SCREENSHOT HALAMAN REGISTER]</text:span></text:span></text:p>
      <text:p text:style-name="P8"><text:span text:style-name="Emphasis"><text:span text:style-name="T1">Sisipkan screenshot halaman register di sini</text:span></text:span></text:p>
      <text:p text:style-name="P9"><text:span text:style-name="Strong_20_Emphasis">Deskripsi:</text:span> Input field untuk nama, email, password, dan konfirmasi password. Validasi real-time pada setiap field. Link navigasi kembali ke halaman login.</text:p>
      <text:h text:style-name="Heading_20_3" text:outline-level="3">3.3 Halaman Home</text:h>
      <text:p text:style-name="P8"><text:span text:style-name="Strong_20_Emphasis"><text:span text:style-name="T1">[SCREENSHOT HALAMAN HOME]</text:span></text:span></text:p>
      <text:p text:style-name="P8"><text:span text:style-name="Emphasis"><text:span text:style-name="T1">Sisipkan screenshot halaman home di sini</text:span></text:span></text:p>
      <text:p text:style-name="P9"><text:span text:style-name="Strong_20_Emphasis">Deskripsi:</text:span> Welcome card dengan informasi user, display JWT Token yang dapat di-copy, tombol logout di AppBar.</text:p>
      <text:h text:style-name="Heading_20_2" text:outline-level="2">4. Struktur Database</text:h>
      <text:h text:style-name="Heading_20_3" text:outline-level="3">Database: <text:span text:style-name="Source_20_Text">flood_warning</text:span></text:h>
      <text:h text:style-name="Heading_20_3" text:outline-level="3">Tabel: <text:span text:style-name="Source_20_Text">user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Kolom</text:p>
          </table:table-cell>
          <table:table-cell table:style-name="Table2.A1" office:value-type="string">
            <text:p text:style-name="Table_20_Heading">Tipe Data</text:p>
          </table:table-cell>
          <table:table-cell table:style-name="Table2.A1" office:value-type="string">
            <text:p text:style-name="Table_20_Heading">Constraint</text:p>
          </table:table-cell>
          <table:table-cell table:style-name="Table2.A1" office:value-type="string">
            <text:p text:style-name="Table_20_Heading">Keterangan</text:p>
          </table:table-cell>
        </table:table-row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PRIMARY KEY, AUTO_INCREMENT</text:p>
          </table:table-cell>
          <table:table-cell table:style-name="Table2.A1" office:value-type="string">
            <text:p text:style-name="Table_20_Contents">ID unik user</text:p>
          </table:table-cell>
        </table:table-row>
        <table:table-row>
          <table:table-cell table:style-name="Table2.A1" office:value-type="string">
            <text:p text:style-name="Table_20_Contents">email</text:p>
          </table:table-cell>
          <table:table-cell table:style-name="Table2.A1" office:value-type="string">
            <text:p text:style-name="Table_20_Contents">VARCHAR(255)</text:p>
          </table:table-cell>
          <table:table-cell table:style-name="Table2.A1" office:value-type="string">
            <text:p text:style-name="Table_20_Contents">UNIQUE, NOT NULL</text:p>
          </table:table-cell>
          <table:table-cell table:style-name="Table2.A1" office:value-type="string">
            <text:p text:style-name="Table_20_Contents">Email user</text:p>
          </table:table-cell>
        </table:table-row>
        <table:table-row>
          <table:table-cell table:style-name="Table2.A1" office:value-type="string">
            <text:p text:style-name="Table_20_Contents">password</text:p>
          </table:table-cell>
          <table:table-cell table:style-name="Table2.A1" office:value-type="string">
            <text:p text:style-name="Table_20_Contents">VARCHAR(255)</text:p>
          </table:table-cell>
          <table:table-cell table:style-name="Table2.A1" office:value-type="string">
            <text:p text:style-name="Table_20_Contents">NOT NULL</text:p>
          </table:table-cell>
          <table:table-cell table:style-name="Table2.A1" office:value-type="string">
            <text:p text:style-name="Table_20_Contents">Password (SHA256 hash)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VARCHAR(255)</text:p>
          </table:table-cell>
          <table:table-cell table:style-name="Table2.A1" office:value-type="string">
            <text:p text:style-name="Table_20_Contents">NOT NULL</text:p>
          </table:table-cell>
          <table:table-cell table:style-name="Table2.A1" office:value-type="string">
            <text:p text:style-name="Table_20_Contents">Nama lengkap user</text:p>
          </table:table-cell>
        </table:table-row>
        <table:table-row>
          <table:table-cell table:style-name="Table2.A1" office:value-type="string">
            <text:p text:style-name="Table_20_Contents">created_at</text:p>
          </table:table-cell>
          <table:table-cell table:style-name="Table2.A1" office:value-type="string">
            <text:p text:style-name="Table_20_Contents">TIMESTAMP</text:p>
          </table:table-cell>
          <table:table-cell table:style-name="Table2.A1" office:value-type="string">
            <text:p text:style-name="Table_20_Contents">DEFAULT CURRENT_TIMESTAMP</text:p>
          </table:table-cell>
          <table:table-cell table:style-name="Table2.A1" office:value-type="string">
            <text:p text:style-name="Table_20_Contents">Waktu registrasi</text:p>
          </table:table-cell>
        </table:table-row>
      </table:table>
      <text:h text:style-name="Heading_20_3" text:outline-level="3">Contoh Data:</text:h>
      <text:p text:style-name="Preformatted_20_Text">+----+----------------+------------------------------------------------------------------+-----------+---------------------+</text:p>
      <text:p text:style-name="Preformatted_20_Text">| id | email <text:s text:c="9"/>| password <text:s text:c="56"/>| name <text:s text:c="5"/>| created_at <text:s text:c="9"/>|</text:p>
      <text:p text:style-name="Preformatted_20_Text">+----+----------------+------------------------------------------------------------------+-----------+---------------------+</text:p>
      <text:p text:style-name="Preformatted_20_Text">| <text:s/>1 | faiq@gmail.com | ef797c8118f02dfb649607dd5d3f8c7623048c9c063d532cc95c5ed7a898a64f | faiq <text:s text:c="5"/>| 2026-03-31 23:01:10 |</text:p>
      <text:p text:style-name="Preformatted_20_Text">| <text:s/>2 | test@test.com <text:s/>| ecd71870d1963316a97e3ac3408c9835ad8cf0f3c1bc703527c30265534f75ae | Test User | 2026-03-31 23:06:09 |</text:p>
      <text:p text:style-name="P10">+----+----------------+------------------------------------------------------------------+-----------+---------------------+</text:p>
      <text:h text:style-name="Heading_20_2" text:outline-level="2">5. Struktur Kode</text:h>
      <text:p text:style-name="Preformatted_20_Text">lib/</text:p>
      <text:p text:style-name="Preformatted_20_Text">├── main.dart <text:s text:c="26"/># Entry point aplikasi</text:p>
      <text:p text:style-name="Preformatted_20_Text">├── models/</text:p>
      <text:p text:style-name="Preformatted_20_Text">│ <text:s text:c="2"/>└── user_model.dart <text:s text:c="16"/># Model data user</text:p>
      <text:p text:style-name="Preformatted_20_Text">├── services/</text:p>
      <text:p text:style-name="Preformatted_20_Text">│ <text:s text:c="2"/>├── auth_service.dart <text:s text:c="14"/># Service autentikasi (login, register, JWT)</text:p>
      <text:p text:style-name="Preformatted_20_Text">│ <text:s text:c="2"/>└── database_service.dart <text:s text:c="10"/># Service koneksi MariaDB</text:p>
      <text:p text:style-name="Preformatted_20_Text">├── providers/</text:p>
      <text:p text:style-name="Preformatted_20_Text">│ <text:s text:c="2"/>└── auth_provider.dart <text:s text:c="13"/># State management dengan Provider</text:p>
      <text:p text:style-name="Preformatted_20_Text">└── screens/</text:p>
      <text:p text:style-name="Preformatted_20_Text"><text:s text:c="4"/>├── login_screen.dart <text:s text:c="14"/># UI halaman login</text:p>
      <text:p text:style-name="Preformatted_20_Text"><text:s text:c="4"/>├── register_screen.dart <text:s text:c="11"/># UI halaman registrasi</text:p>
      <text:p text:style-name="P10"><text:s text:c="4"/>└── home_screen.dart <text:s text:c="15"/># UI halaman home</text:p>
      <text:h text:style-name="Heading_20_2" text:outline-level="2">6. Teknologi yang Digunakan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Teknologi</text:p>
          </table:table-cell>
          <table:table-cell table:style-name="Table3.A1" office:value-type="string">
            <text:p text:style-name="Table_20_Heading">Versi</text:p>
          </table:table-cell>
          <table:table-cell table:style-name="Table3.A1" office:value-type="string">
            <text:p text:style-name="Table_20_Heading">Kegunaan</text:p>
          </table:table-cell>
        </table:table-row>
        <table:table-row>
          <table:table-cell table:style-name="Table3.A1" office:value-type="string">
            <text:p text:style-name="Table_20_Contents">Flutter</text:p>
          </table:table-cell>
          <table:table-cell table:style-name="Table3.A1" office:value-type="string">
            <text:p text:style-name="Table_20_Contents">3.x</text:p>
          </table:table-cell>
          <table:table-cell table:style-name="Table3.A1" office:value-type="string">
            <text:p text:style-name="Table_20_Contents">Framework UI</text:p>
          </table:table-cell>
        </table:table-row>
        <table:table-row>
          <table:table-cell table:style-name="Table3.A1" office:value-type="string">
            <text:p text:style-name="Table_20_Contents">Dart</text:p>
          </table:table-cell>
          <table:table-cell table:style-name="Table3.A1" office:value-type="string">
            <text:p text:style-name="Table_20_Contents">3.11.0</text:p>
          </table:table-cell>
          <table:table-cell table:style-name="Table3.A1" office:value-type="string">
            <text:p text:style-name="Table_20_Contents">Bahasa pemrograman</text:p>
          </table:table-cell>
        </table:table-row>
        <table:table-row>
          <table:table-cell table:style-name="Table3.A1" office:value-type="string">
            <text:p text:style-name="Table_20_Contents">MariaDB</text:p>
          </table:table-cell>
          <table:table-cell table:style-name="Table3.A1" office:value-type="string">
            <text:p text:style-name="Table_20_Contents">12.2.2</text:p>
          </table:table-cell>
          <table:table-cell table:style-name="Table3.A1" office:value-type="string">
            <text:p text:style-name="Table_20_Contents">Database server</text:p>
          </table:table-cell>
        </table:table-row>
        <table:table-row>
          <table:table-cell table:style-name="Table3.A1" office:value-type="string">
            <text:p text:style-name="Table_20_Contents">Provider</text:p>
          </table:table-cell>
          <table:table-cell table:style-name="Table3.A1" office:value-type="string">
            <text:p text:style-name="Table_20_Contents">^6.0.0</text:p>
          </table:table-cell>
          <table:table-cell table:style-name="Table3.A1" office:value-type="string">
            <text:p text:style-name="Table_20_Contents">State management</text:p>
          </table:table-cell>
        </table:table-row>
        <table:table-row>
          <table:table-cell table:style-name="Table3.A1" office:value-type="string">
            <text:p text:style-name="Table_20_Contents">mysql1</text:p>
          </table:table-cell>
          <table:table-cell table:style-name="Table3.A1" office:value-type="string">
            <text:p text:style-name="Table_20_Contents">^0.20.0</text:p>
          </table:table-cell>
          <table:table-cell table:style-name="Table3.A1" office:value-type="string">
            <text:p text:style-name="Table_20_Contents">Koneksi database MySQL/MariaDB</text:p>
          </table:table-cell>
        </table:table-row>
        <table:table-row>
          <table:table-cell table:style-name="Table3.A1" office:value-type="string">
            <text:p text:style-name="Table_20_Contents">crypto</text:p>
          </table:table-cell>
          <table:table-cell table:style-name="Table3.A1" office:value-type="string">
            <text:p text:style-name="Table_20_Contents">^3.0.3</text:p>
          </table:table-cell>
          <table:table-cell table:style-name="Table3.A1" office:value-type="string">
            <text:p text:style-name="Table_20_Contents">Hashing password (SHA256)</text:p>
          </table:table-cell>
        </table:table-row>
      </table:table>
      <text:h text:style-name="Heading_20_2" text:outline-level="2">7. Flow Autentikasi</text:h>
      <text:h text:style-name="Heading_20_3" text:outline-level="3">7.1 Flow Login</text:h>
      <text:p text:style-name="P11">User input email &amp; password</text:p>
      <text:p text:style-name="P11"><text:s text:c="8"/>↓</text:p>
      <text:p text:style-name="P11">Validasi form (email format, password length)</text:p>
      <text:p text:style-name="P11"><text:s text:c="8"/>↓</text:p>
      <text:p text:style-name="P11">AuthProvider.login()</text:p>
      <text:p text:style-name="P11"><text:s text:c="8"/>↓</text:p>
      <text:p text:style-name="P11">AuthService.login()</text:p>
      <text:p text:style-name="P11"><text:s text:c="8"/>↓</text:p>
      <text:p text:style-name="P11">DatabaseService.loginUser()</text:p>
      <text:p text:style-name="P11"><text:s text:c="8"/>↓</text:p>
      <text:p text:style-name="P11">Query: SELECT * FROM users WHERE email = ? AND password = SHA256(?)</text:p>
      <text:p text:style-name="P11"><text:s text:c="8"/>↓</text:p>
      <text:p text:style-name="P11">Jika valid → Generate JWT Token → Return UserModel</text:p>
      <text:p text:style-name="P11"><text:s text:c="8"/>↓</text:p>
      <text:p text:style-name="P11">Navigasi ke HomeScreen</text:p>
      <text:h text:style-name="P12" text:outline-level="3">7.2 Flow Register</text:h>
      <text:p text:style-name="P11">User input nama, email, password</text:p>
      <text:p text:style-name="P11"><text:s text:c="8"/>↓</text:p>
      <text:p text:style-name="P11">Validasi form + konfirmasi password</text:p>
      <text:p text:style-name="P11"><text:s text:c="8"/>↓</text:p>
      <text:p text:style-name="P11">AuthService.register()</text:p>
      <text:p text:style-name="P11"><text:s text:c="8"/>↓</text:p>
      <text:p text:style-name="P11">DatabaseService.registerUser()</text:p>
      <text:p text:style-name="P11"><text:s text:c="8"/>↓</text:p>
      <text:p text:style-name="P11">Cek email sudah terdaftar?</text:p>
      <text:p text:style-name="P11"><text:s text:c="8"/>↓</text:p>
      <text:p text:style-name="P11">Jika belum → Hash password (SHA256) → INSERT INTO users</text:p>
      <text:p text:style-name="P11"><text:s text:c="8"/>↓</text:p>
      <text:p text:style-name="P11">Navigasi ke LoginScreen</text:p>
      <text:h text:style-name="P13" text:outline-level="2">8. Keamanan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Aspek</text:p>
          </table:table-cell>
          <table:table-cell table:style-name="Table4.A1" office:value-type="string">
            <text:p text:style-name="Table_20_Heading">Implementasi</text:p>
          </table:table-cell>
        </table:table-row>
        <table:table-row>
          <table:table-cell table:style-name="Table4.A1" office:value-type="string">
            <text:p text:style-name="Table_20_Contents">Password Hashing</text:p>
          </table:table-cell>
          <table:table-cell table:style-name="Table4.A1" office:value-type="string">
            <text:p text:style-name="Table_20_Contents">SHA256 (crypto package)</text:p>
          </table:table-cell>
        </table:table-row>
        <table:table-row>
          <table:table-cell table:style-name="Table4.A1" office:value-type="string">
            <text:p text:style-name="Table_20_Contents">Token</text:p>
          </table:table-cell>
          <table:table-cell table:style-name="Table4.A1" office:value-type="string">
            <text:p text:style-name="Table_20_Contents">JWT dengan expiry 7 hari</text:p>
          </table:table-cell>
        </table:table-row>
        <table:table-row>
          <table:table-cell table:style-name="Table4.A1" office:value-type="string">
            <text:p text:style-name="Table_20_Contents">Email Validation</text:p>
          </table:table-cell>
          <table:table-cell table:style-name="Table4.A1" office:value-type="string">
            <text:p text:style-name="Table_20_Contents">Unique constraint di database</text:p>
          </table:table-cell>
        </table:table-row>
        <table:table-row>
          <table:table-cell table:style-name="Table4.A1" office:value-type="string">
            <text:p text:style-name="Table_20_Contents">Input Validation</text:p>
          </table:table-cell>
          <table:table-cell table:style-name="Table4.A1" office:value-type="string">
            <text:p text:style-name="Table_20_Contents">Client-side validation di Flutter</text:p>
          </table:table-cell>
        </table:table-row>
      </table:table>
      <text:h text:style-name="Heading_20_2" text:outline-level="2">9. Cara Menjalankan Aplikasi</text:h>
      <text:h text:style-name="Heading_20_3" text:outline-level="3">Prasyarat:</text:h>
      <text:list text:style-name="L4">
        <text:list-item>
          <text:p text:style-name="P14">Flutter SDK terinstall </text:p>
        </text:list-item>
        <text:list-item>
          <text:p text:style-name="P14">MariaDB/MySQL server aktif </text:p>
        </text:list-item>
        <text:list-item>
          <text:p text:style-name="P15">Database <text:span text:style-name="Source_20_Text">flood_warning</text:span> sudah dibuat </text:p>
        </text:list-item>
      </text:list>
      <text:h text:style-name="Heading_20_3" text:outline-level="3">Langkah:</text:h>
      <text:p text:style-name="Preformatted_20_Text"># 1. Clone/masuk ke direktori project</text:p>
      <text:p text:style-name="Preformatted_20_Text">cd /home/fishir/Public/flood-warning</text:p>
      <text:p text:style-name="Preformatted_20_Text"/>
      <text:p text:style-name="Preformatted_20_Text"># 2. Install dependencies</text:p>
      <text:p text:style-name="Preformatted_20_Text">flutter pub get</text:p>
      <text:p text:style-name="Preformatted_20_Text"/>
      <text:p text:style-name="Preformatted_20_Text"># 3. Pastikan MariaDB berjalan</text:p>
      <text:p text:style-name="Preformatted_20_Text">systemctl status mariadb</text:p>
      <text:p text:style-name="Preformatted_20_Text"/>
      <text:p text:style-name="Preformatted_20_Text"># 4. Jalankan aplikasi</text:p>
      <text:p text:style-name="P10">flutter run -d linux</text:p>
      <text:h text:style-name="Heading_20_3" text:outline-level="3">Konfigurasi Database:</text:h>
      <text:p text:style-name="Text_20_body">File: <text:span text:style-name="Source_20_Text">lib/services/database_service.dart</text:span></text:p>
      <text:p text:style-name="Preformatted_20_Text">final ConnectionSettings _settings = ConnectionSettings(</text:p>
      <text:p text:style-name="Preformatted_20_Text"><text:s text:c="2"/>host: 'localhost',</text:p>
      <text:p text:style-name="Preformatted_20_Text"><text:s text:c="2"/>port: 3306,</text:p>
      <text:p text:style-name="Preformatted_20_Text"><text:s text:c="2"/>user: 'root',</text:p>
      <text:p text:style-name="Preformatted_20_Text"><text:s text:c="2"/>password: 'root',</text:p>
      <text:p text:style-name="Preformatted_20_Text"><text:s text:c="2"/>db: 'flood_warning',</text:p>
      <text:p text:style-name="P10">);</text:p>
      <text:h text:style-name="Heading_20_2" text:outline-level="2">10. Kesimpulan</text:h>
      <text:p text:style-name="Text_20_body">Aplikasi <text:span text:style-name="Strong_20_Emphasis">Flood Warning</text:span> berhasil diimplementasikan dengan fitur:</text:p>
      <text:list text:style-name="L5">
        <text:list-item>
          <text:p text:style-name="P16"><text:span text:style-name="Strong_20_Emphasis">Sistem Login</text:span> - Autentikasi user dengan validasi dari database MariaDB </text:p>
        </text:list-item>
        <text:list-item>
          <text:p text:style-name="P16"><text:span text:style-name="Strong_20_Emphasis">Sistem Register</text:span> - Pendaftaran user baru dengan password ter-hash </text:p>
        </text:list-item>
        <text:list-item>
          <text:p text:style-name="P16"><text:span text:style-name="Strong_20_Emphasis">JWT Token</text:span> - Generate token untuk sesi login </text:p>
        </text:list-item>
        <text:list-item>
          <text:p text:style-name="P16"><text:span text:style-name="Strong_20_Emphasis">State Management</text:span> - Menggunakan Provider untuk manajemen state </text:p>
        </text:list-item>
        <text:list-item>
          <text:p text:style-name="P17"><text:span text:style-name="Strong_20_Emphasis">UI/UX</text:span> - Desain Material Design 3 yang modern dan responsif </text:p>
        </text:list-item>
      </text:list>
      <text:p text:style-name="Text_20_body">Aplikasi siap untuk dikembangkan lebih lanjut dengan fitur-fitur tambahan seperti:</text:p>
      <text:list text:style-name="L6">
        <text:list-item>
          <text:p text:style-name="P18">Persistent login (SharedPreferences) </text:p>
        </text:list-item>
        <text:list-item>
          <text:p text:style-name="P18">Fitur lupa password </text:p>
        </text:list-item>
        <text:list-item>
          <text:p text:style-name="P18">Profile editing </text:p>
        </text:list-item>
        <text:list-item>
          <text:p text:style-name="P19">Integrasi dengan data monitoring banjir </text:p>
        </text:list-item>
      </text:list>
      <text:p text:style-name="Horizontal_20_Line"/>
      <text:p text:style-name="Body_20_Text.center"><text:span text:style-name="Strong_20_Emphasis">Dibuat oleh:</text:span> OpenCode Assistant<text:line-break/><text:span text:style-name="Strong_20_Emphasis">Tanggal:</text:span> 31 Maret 202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iberation Sans2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165in" fo:margin-right="0.4165in" fo:margin-top="0.4165in" fo:margin-bottom="0.4165in" style:contextual-spacing="false" fo:line-height="160%"/>
      <style:text-properties style:font-name="Arial" fo:font-family="Arial, sans-serif" style:font-name-asian="Arial" style:font-family-asian="Arial, sans-serif" style:font-name-complex="Arial" style:font-family-complex="Arial, sans-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text-align="left" style:justify-single-word="false"/>
    </style:style>
    <style:style style:name="Heading_20_1" style:display-name="Heading 1" style:family="paragraph" style:parent-style-name="Heading" style:next-style-name="Text_20_body" style:class="chapter">
      <style:paragraph-properties fo:text-align="center" style:justify-single-word="false" fo:padding-left="0in" fo:padding-right="0in" fo:padding-top="0in" fo:padding-bottom="0.1043in" fo:border-left="none" fo:border-right="none" fo:border-top="none" fo:border-bottom="2.24pt solid #3498db"/>
      <style:text-properties fo:color="#2c3e50" loext:opacity="100%" fo:font-size="24pt" fo:font-weight="bold" style:font-size-asian="24pt" style:font-weight-asian="bold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1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126in" fo:margin-bottom="0.0835in" style:contextual-spacing="false" fo:padding-left="0in" fo:padding-right="0in" fo:padding-top="0in" fo:padding-bottom="0.052in" fo:border-left="none" fo:border-right="none" fo:border-top="none" fo:border-bottom="0.06pt solid #bdc3c7"/>
      <style:text-properties fo:color="#2980b9" loext:opacity="100%"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fo:color="#34495e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.4165in" fo:margin-bottom="0in" style:contextual-spacing="false" fo:padding="0in" fo:border="none"/>
      <style:text-properties fo:color="#ecf0f1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left" style:justify-single-word="false" text:number-lines="false" text:line-number="0"/>
      <style:text-properties fo:color="#ffffff" loext:opacity="100%" fo:font-weight="bold" style:font-weight-asian="bold" style:font-weight-complex="bold"/>
    </style:style>
    <style:style style:name="Body_20_Text.center" style:display-name="Body Text.center" style:family="paragraph" style:parent-style-name="Text_20_body">
      <style:paragraph-properties fo:text-align="center" style:justify-single-word="fals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monospace" fo:font-family="monospace" fo:background-color="#f4f4f4" style:font-name-asian="monospace" style:font-family-asian="monospace" style:font-name-complex="monospace" style:font-family-complex="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4" meta:image-count="0" meta:object-count="0" meta:page-count="1" meta:paragraph-count="196" meta:word-count="744" meta:character-count="5759" meta:non-whitespace-character-count="4886"/>
    <meta:generator>LibreOffice/26.2.1.2$Linux_X86_64 LibreOffice_project/620$Build-2</meta:generator>
    <meta:user-defined meta:name=""/>
  </office:meta>
</office:document-meta>
</file>